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GroupCacheXMLRPCListener.getCacheManage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LateralGroupCacheXMLRPCListener.getInstance( ILateralCacheAttributes ilc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teralGroupCacheXMLRPCListener.LateralGroupCacheXMLRPCListener( ILateralCacheAttributes ilc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